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000" table:style-name="ta1">
        <table:shapes>
          <draw:frame draw:z-index="0" draw:style-name="gr1" draw:text-style-name="P1" svg:width="6.2988in" svg:height="3.5429in" svg:x="4.0287in" svg:y="0.0602in">
            <draw:object draw:notify-on-update-of-ranges="'1.000'.A2:'1.000'.A7 '1.000'.B1:'1.000'.B1 '1.000'.B2:'1.000'.B7 '1.000'.C1:'1.000'.C1 '1.000'.C2:'1.000'.C7 '1.000'.D1:'1.000'.D1 '1.000'.D2:'1.000'.D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0.3902in" svg:y="0.1154in">
            <draw:object draw:notify-on-update-of-ranges="'1.000'.A2:'1.000'.A7 '1.000'.B1:'1.000'.B1 '1.000'.B2:'1.000'.B7 '1.000'.C1:'1.000'.C1 '1.000'.C2:'1.000'.C7 '1.000'.D1:'1.000'.D1 '1.000'.D2:'1.000'.D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table:style-name="Default" office:value-type="string" calcext:value-type="string">
            <text:p>duration in ns</text:p>
          </table:table-cell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GapList</text:p>
          </table:table-cell>
          <table:table-cell table:style-name="ce1" office:value-type="string" calcext:value-type="string">
            <text:p>BigList</text:p>
          </table:table-cell>
        </table:table-row>
        <table:table-row table:style-name="ro1">
          <table:table-cell office:value-type="string" calcext:value-type="string">
            <text:p>Add at End</text:p>
          </table:table-cell>
          <table:table-cell office:value-type="float" office:value="368781" calcext:value-type="float">
            <text:p>368781</text:p>
          </table:table-cell>
          <table:table-cell office:value-type="float" office:value="836423" calcext:value-type="float">
            <text:p>836423</text:p>
          </table:table-cell>
          <table:table-cell office:value-type="float" office:value="1231900" calcext:value-type="float">
            <text:p>1231900</text:p>
          </table:table-cell>
        </table:table-row>
        <table:table-row table:style-name="ro1">
          <table:table-cell office:value-type="string" calcext:value-type="string">
            <text:p>Serial Iteration</text:p>
          </table:table-cell>
          <table:table-cell office:value-type="float" office:value="626667" calcext:value-type="float">
            <text:p>626667</text:p>
          </table:table-cell>
          <table:table-cell office:value-type="float" office:value="1241037" calcext:value-type="float">
            <text:p>1241037</text:p>
          </table:table-cell>
          <table:table-cell office:value-type="float" office:value="1013177" calcext:value-type="float">
            <text:p>1013177</text:p>
          </table:table-cell>
        </table:table-row>
        <table:table-row table:style-name="ro1">
          <table:table-cell office:value-type="string" calcext:value-type="string">
            <text:p>Random Access</text:p>
          </table:table-cell>
          <table:table-cell office:value-type="float" office:value="205566" calcext:value-type="float">
            <text:p>205566</text:p>
          </table:table-cell>
          <table:table-cell office:value-type="float" office:value="86302" calcext:value-type="float">
            <text:p>86302</text:p>
          </table:table-cell>
          <table:table-cell office:value-type="float" office:value="160856" calcext:value-type="float">
            <text:p>160856</text:p>
          </table:table-cell>
        </table:table-row>
        <table:table-row table:style-name="ro1">
          <table:table-cell office:value-type="string" calcext:value-type="string">
            <text:p>Add at Index</text:p>
          </table:table-cell>
          <table:table-cell office:value-type="float" office:value="1048058" calcext:value-type="float">
            <text:p>1048058</text:p>
          </table:table-cell>
          <table:table-cell office:value-type="float" office:value="1112801" calcext:value-type="float">
            <text:p>1112801</text:p>
          </table:table-cell>
          <table:table-cell office:value-type="float" office:value="1509189" calcext:value-type="float">
            <text:p>1509189</text:p>
          </table:table-cell>
        </table:table-row>
        <table:table-row table:style-name="ro1">
          <table:table-cell office:value-type="string" calcext:value-type="string">
            <text:p>Remove at Index</text:p>
          </table:table-cell>
          <table:table-cell office:value-type="float" office:value="384131" calcext:value-type="float">
            <text:p>384131</text:p>
          </table:table-cell>
          <table:table-cell office:value-type="float" office:value="453798" calcext:value-type="float">
            <text:p>453798</text:p>
          </table:table-cell>
          <table:table-cell office:value-type="float" office:value="1292263" calcext:value-type="float">
            <text:p>1292263</text:p>
          </table:table-cell>
        </table:table-row>
      </table:table>
      <table:table table:name="100.000" table:style-name="ta1">
        <table:shapes>
          <draw:frame draw:z-index="0" draw:style-name="gr1" draw:text-style-name="P1" svg:width="6.2988in" svg:height="3.5429in" svg:x="4.0287in" svg:y="0.0602in">
            <draw:object draw:notify-on-update-of-ranges="'100.000'.A1:'100.000'.A1 '100.000'.A2:'100.000'.A7 '100.000'.B1:'100.000'.B1 '100.000'.B2:'100.000'.B7 '100.000'.C1:'100.000'.C1 '100.000'.C2:'100.000'.C7 '100.000'.D1:'100.000'.D1 '100.000'.D2:'100.000'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2063in" svg:y="0.1575in">
            <draw:object draw:notify-on-update-of-ranges="'100.000'.A2:'100.000'.A7 '100.000'.B1:'100.000'.B1 '100.000'.B2:'100.000'.B7 '100.000'.C1:'100.000'.C1 '100.000'.C2:'100.000'.C7 '100.000'.D1:'100.000'.D1 '100.000'.D2:'100.000'.D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table:style-name="Default" office:value-type="string" calcext:value-type="string">
            <text:p>duration in ns</text:p>
          </table:table-cell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GapList</text:p>
          </table:table-cell>
          <table:table-cell table:style-name="ce1" office:value-type="string" calcext:value-type="string">
            <text:p>BigList</text:p>
          </table:table-cell>
        </table:table-row>
        <table:table-row table:style-name="ro1">
          <table:table-cell office:value-type="string" calcext:value-type="string">
            <text:p>Add at End</text:p>
          </table:table-cell>
          <table:table-cell office:value-type="float" office:value="7334972" calcext:value-type="float">
            <text:p>7334972</text:p>
          </table:table-cell>
          <table:table-cell office:value-type="float" office:value="15625489" calcext:value-type="float">
            <text:p>15625489</text:p>
          </table:table-cell>
          <table:table-cell office:value-type="float" office:value="19507328" calcext:value-type="float">
            <text:p>19507328</text:p>
          </table:table-cell>
        </table:table-row>
        <table:table-row table:style-name="ro1">
          <table:table-cell office:value-type="string" calcext:value-type="string">
            <text:p>Serial Iteration</text:p>
          </table:table-cell>
          <table:table-cell office:value-type="float" office:value="9312131" calcext:value-type="float">
            <text:p>9312131</text:p>
          </table:table-cell>
          <table:table-cell office:value-type="float" office:value="6777481" calcext:value-type="float">
            <text:p>6777481</text:p>
          </table:table-cell>
          <table:table-cell office:value-type="float" office:value="8465559" calcext:value-type="float">
            <text:p>8465559</text:p>
          </table:table-cell>
        </table:table-row>
        <table:table-row table:style-name="ro1">
          <table:table-cell office:value-type="string" calcext:value-type="string">
            <text:p>Random Access</text:p>
          </table:table-cell>
          <table:table-cell office:value-type="float" office:value="11980809" calcext:value-type="float">
            <text:p>11980809</text:p>
          </table:table-cell>
          <table:table-cell office:value-type="float" office:value="4840897" calcext:value-type="float">
            <text:p>4840897</text:p>
          </table:table-cell>
          <table:table-cell office:value-type="float" office:value="29594815" calcext:value-type="float">
            <text:p>29594815</text:p>
          </table:table-cell>
        </table:table-row>
        <table:table-row table:style-name="ro1">
          <table:table-cell office:value-type="string" calcext:value-type="string">
            <text:p>Add at Index</text:p>
          </table:table-cell>
          <table:table-cell office:value-type="float" office:value="2893997810" calcext:value-type="float">
            <text:p>2893997810</text:p>
          </table:table-cell>
          <table:table-cell office:value-type="float" office:value="16619641" calcext:value-type="float">
            <text:p>16619641</text:p>
          </table:table-cell>
          <table:table-cell office:value-type="float" office:value="47565816" calcext:value-type="float">
            <text:p>47565816</text:p>
          </table:table-cell>
        </table:table-row>
        <table:table-row table:style-name="ro1">
          <table:table-cell office:value-type="string" calcext:value-type="string">
            <text:p>Remove at Index</text:p>
          </table:table-cell>
          <table:table-cell office:value-type="float" office:value="1210779408" calcext:value-type="float">
            <text:p>1210779408</text:p>
          </table:table-cell>
          <table:table-cell office:value-type="float" office:value="12191625" calcext:value-type="float">
            <text:p>12191625</text:p>
          </table:table-cell>
          <table:table-cell office:value-type="float" office:value="18963644" calcext:value-type="float">
            <text:p>18963644</text:p>
          </table:table-cell>
        </table:table-row>
      </table:table>
      <table:table table:name="1.000.000" table:style-name="ta1">
        <table:shapes>
          <draw:frame draw:z-index="0" draw:style-name="gr1" draw:text-style-name="P1" svg:width="6.2988in" svg:height="3.5429in" svg:x="4.0287in" svg:y="0.0602in">
            <draw:object draw:notify-on-update-of-ranges="'1.000.000'.A2:'1.000.000'.A7 '1.000.000'.B1:'1.000.000'.B1 '1.000.000'.B2:'1.000.000'.B7 '1.000.000'.C1:'1.000.000'.C1 '1.000.000'.C2:'1.000.000'.C7 '1.000.000'.D1:'1.000.000'.D1 '1.000.000'.D2:'1.000.000'.D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0.3795in" svg:y="0.1571in">
            <draw:object draw:notify-on-update-of-ranges="'1.000.000'.A2:'1.000.000'.A7 '1.000.000'.B1:'1.000.000'.B1 '1.000.000'.B2:'1.000.000'.B7 '1.000.000'.C1:'1.000.000'.C1 '1.000.000'.C2:'1.000.000'.C7 '1.000.000'.D1:'1.000.000'.D1 '1.000.000'.D2:'1.000.000'.D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table:style-name="Default" office:value-type="string" calcext:value-type="string">
            <text:p>duration in ns</text:p>
          </table:table-cell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GapList</text:p>
          </table:table-cell>
          <table:table-cell table:style-name="ce1" office:value-type="string" calcext:value-type="string">
            <text:p>BigList</text:p>
          </table:table-cell>
        </table:table-row>
        <table:table-row table:style-name="ro1">
          <table:table-cell office:value-type="string" calcext:value-type="string">
            <text:p>Add at End</text:p>
          </table:table-cell>
          <table:table-cell office:value-type="float" office:value="18876441" calcext:value-type="float">
            <text:p>18876441</text:p>
          </table:table-cell>
          <table:table-cell office:value-type="float" office:value="23270744" calcext:value-type="float">
            <text:p>23270744</text:p>
          </table:table-cell>
          <table:table-cell office:value-type="float" office:value="36153523" calcext:value-type="float">
            <text:p>36153523</text:p>
          </table:table-cell>
        </table:table-row>
        <table:table-row table:style-name="ro1">
          <table:table-cell office:value-type="string" calcext:value-type="string">
            <text:p>Serial Iteration</text:p>
          </table:table-cell>
          <table:table-cell office:value-type="float" office:value="15890717" calcext:value-type="float">
            <text:p>15890717</text:p>
          </table:table-cell>
          <table:table-cell office:value-type="float" office:value="24275072" calcext:value-type="float">
            <text:p>24275072</text:p>
          </table:table-cell>
          <table:table-cell office:value-type="float" office:value="95064103" calcext:value-type="float">
            <text:p>95064103</text:p>
          </table:table-cell>
        </table:table-row>
        <table:table-row table:style-name="ro1">
          <table:table-cell office:value-type="string" calcext:value-type="string">
            <text:p>Random Access</text:p>
          </table:table-cell>
          <table:table-cell office:value-type="float" office:value="52163553" calcext:value-type="float">
            <text:p>52163553</text:p>
          </table:table-cell>
          <table:table-cell office:value-type="float" office:value="52237123" calcext:value-type="float">
            <text:p>52237123</text:p>
          </table:table-cell>
          <table:table-cell office:value-type="float" office:value="380374710" calcext:value-type="float">
            <text:p>380374710</text:p>
          </table:table-cell>
        </table:table-row>
        <table:table-row table:style-name="ro1">
          <table:table-cell office:value-type="string" calcext:value-type="string">
            <text:p>Add at Index</text:p>
          </table:table-cell>
          <table:table-cell office:value-type="float" office:value="294232070330" calcext:value-type="float">
            <text:p>294232070330</text:p>
          </table:table-cell>
          <table:table-cell office:value-type="float" office:value="67832385" calcext:value-type="float">
            <text:p>67832385</text:p>
          </table:table-cell>
          <table:table-cell office:value-type="float" office:value="189338725" calcext:value-type="float">
            <text:p>189338725</text:p>
          </table:table-cell>
        </table:table-row>
        <table:table-row table:style-name="ro1">
          <table:table-cell office:value-type="string" calcext:value-type="string">
            <text:p>Remove at Index</text:p>
          </table:table-cell>
          <table:table-cell office:value-type="float" office:value="137781127999" calcext:value-type="float">
            <text:p>137781127999</text:p>
          </table:table-cell>
          <table:table-cell office:value-type="float" office:value="41580838" calcext:value-type="float">
            <text:p>41580838</text:p>
          </table:table-cell>
          <table:table-cell office:value-type="float" office:value="79245172" calcext:value-type="float">
            <text:p>79245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2:36:25.716007131</meta:creation-date>
    <dc:date>2015-09-14T14:39:08.301076000</dc:date>
    <meta:editing-duration>PT1H31M51S</meta:editing-duration>
    <meta:editing-cycles>2</meta:editing-cycles>
    <meta:generator>LibreOffice/4.2.8.2$Linux_X86_64 LibreOffice_project/420m0$Build-2</meta:generator>
    <meta:document-statistic meta:table-count="3" meta:cell-count="7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3.703cm" style:legend-expansion="high" chart:style-name="ch2"/>
        <chart:plot-area chart:style-name="ch3" table:cell-range-address="'100.000'.A1:'100.000'.D7" chart:data-source-has-labels="both" svg:x="0.32cm" svg:y="0.18cm" svg:width="13.229cm" svg:height="8.64cm">
          <chartooo:coordinate-region svg:x="2.608cm" svg:y="0.379cm" svg:width="10.941cm" svg:height="7.396cm"/>
          <chart:axis chart:dimension="x" chart:name="primary-x" chart:style-name="ch4" chartooo:axis-type="auto">
            <chartooo:date-scale/>
            <chart:categories table:cell-range-address="'100.000'.A2:'100.000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0.000'.B2:'100.000'.B7" chart:label-cell-address="'100.000'.B1:'100.000'.B1" chart:class="chart:bar">
            <chart:data-point chart:repeated="6"/>
          </chart:series>
          <chart:series chart:style-name="ch8" chart:values-cell-range-address="'100.000'.C2:'100.000'.C7" chart:label-cell-address="'100.000'.C1:'100.000'.C1" chart:class="chart:bar">
            <chart:data-point chart:repeated="6"/>
          </chart:series>
          <chart:series chart:style-name="ch9" chart:values-cell-range-address="'100.000'.D2:'100.000'.D7" chart:label-cell-address="'100.000'.D1:'100.000'.D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'100.000'.B1:'100.000'.B1</svg:desc>
                </draw:g>
              </table:table-cell>
              <table:table-cell office:value-type="string">
                <text:p>GapList</text:p>
                <draw:g>
                  <svg:desc>'100.000'.C1:'100.000'.C1</svg:desc>
                </draw:g>
              </table:table-cell>
              <table:table-cell office:value-type="string">
                <text:p>BigList</text:p>
                <draw:g>
                  <svg:desc>'100.000'.D1:'100.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 at End</text:p>
                <draw:g>
                  <svg:desc>'100.000'.A2:'100.000'.A7</svg:desc>
                </draw:g>
              </table:table-cell>
              <table:table-cell office:value-type="float" office:value="7334972">
                <text:p>7334972</text:p>
                <draw:g>
                  <svg:desc>'100.000'.B2:'100.000'.B7</svg:desc>
                </draw:g>
              </table:table-cell>
              <table:table-cell office:value-type="float" office:value="15625489">
                <text:p>15625489</text:p>
                <draw:g>
                  <svg:desc>'100.000'.C2:'100.000'.C7</svg:desc>
                </draw:g>
              </table:table-cell>
              <table:table-cell office:value-type="float" office:value="19507328">
                <text:p>19507328</text:p>
                <draw:g>
                  <svg:desc>'100.000'.D2:'100.000'.D7</svg:desc>
                </draw:g>
              </table:table-cell>
            </table:table-row>
            <table:table-row>
              <table:table-cell office:value-type="string">
                <text:p>Serial Iteration</text:p>
              </table:table-cell>
              <table:table-cell office:value-type="float" office:value="9312131">
                <text:p>9312131</text:p>
              </table:table-cell>
              <table:table-cell office:value-type="float" office:value="6777481">
                <text:p>6777481</text:p>
              </table:table-cell>
              <table:table-cell office:value-type="float" office:value="8465559">
                <text:p>8465559</text:p>
              </table:table-cell>
            </table:table-row>
            <table:table-row>
              <table:table-cell office:value-type="string">
                <text:p>Random Access</text:p>
              </table:table-cell>
              <table:table-cell office:value-type="float" office:value="11980809">
                <text:p>11980809</text:p>
              </table:table-cell>
              <table:table-cell office:value-type="float" office:value="4840897">
                <text:p>4840897</text:p>
              </table:table-cell>
              <table:table-cell office:value-type="float" office:value="29594815">
                <text:p>29594815</text:p>
              </table:table-cell>
            </table:table-row>
            <table:table-row>
              <table:table-cell office:value-type="string">
                <text:p>Add at Index</text:p>
              </table:table-cell>
              <table:table-cell office:value-type="float" office:value="2893997810">
                <text:p>2893997810</text:p>
              </table:table-cell>
              <table:table-cell office:value-type="float" office:value="16619641">
                <text:p>16619641</text:p>
              </table:table-cell>
              <table:table-cell office:value-type="float" office:value="47565816">
                <text:p>47565816</text:p>
              </table:table-cell>
            </table:table-row>
            <table:table-row>
              <table:table-cell office:value-type="string">
                <text:p>Remove at Index</text:p>
              </table:table-cell>
              <table:table-cell office:value-type="float" office:value="1210779408">
                <text:p>1210779408</text:p>
              </table:table-cell>
              <table:table-cell office:value-type="float" office:value="12191625">
                <text:p>12191625</text:p>
              </table:table-cell>
              <table:table-cell office:value-type="float" office:value="18963644">
                <text:p>18963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3.703cm" style:legend-expansion="high" chart:style-name="ch2"/>
        <chart:plot-area chart:style-name="ch3" table:cell-range-address="'1.000'.A1:'1.000'.D7" chart:data-source-has-labels="both" svg:x="0.32cm" svg:y="0.18cm" svg:width="13.229cm" svg:height="8.64cm">
          <chartooo:coordinate-region svg:x="2.053cm" svg:y="0.38cm" svg:width="11.496cm" svg:height="7.395cm"/>
          <chart:axis chart:dimension="x" chart:name="primary-x" chart:style-name="ch4" chartooo:axis-type="auto">
            <chartooo:date-scale/>
            <chart:categories table:cell-range-address="'1.000'.A2:'1.000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000'.B2:'1.000'.B7" chart:label-cell-address="'1.000'.B1:'1.000'.B1" chart:class="chart:bar">
            <chart:data-point chart:repeated="6"/>
          </chart:series>
          <chart:series chart:style-name="ch8" chart:values-cell-range-address="'1.000'.C2:'1.000'.C7" chart:label-cell-address="'1.000'.C1:'1.000'.C1" chart:class="chart:bar">
            <chart:data-point chart:repeated="6"/>
          </chart:series>
          <chart:series chart:style-name="ch9" chart:values-cell-range-address="'1.000'.D2:'1.000'.D7" chart:label-cell-address="'1.000'.D1:'1.000'.D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'1.000'.B1:'1.000'.B1</svg:desc>
                </draw:g>
              </table:table-cell>
              <table:table-cell office:value-type="string">
                <text:p>GapList</text:p>
                <draw:g>
                  <svg:desc>'1.000'.C1:'1.000'.C1</svg:desc>
                </draw:g>
              </table:table-cell>
              <table:table-cell office:value-type="string">
                <text:p>BigList</text:p>
                <draw:g>
                  <svg:desc>'1.000'.D1:'1.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 at End</text:p>
                <draw:g>
                  <svg:desc>'1.000'.A2:'1.000'.A7</svg:desc>
                </draw:g>
              </table:table-cell>
              <table:table-cell office:value-type="float" office:value="368781">
                <text:p>368781</text:p>
                <draw:g>
                  <svg:desc>'1.000'.B2:'1.000'.B7</svg:desc>
                </draw:g>
              </table:table-cell>
              <table:table-cell office:value-type="float" office:value="836423">
                <text:p>836423</text:p>
                <draw:g>
                  <svg:desc>'1.000'.C2:'1.000'.C7</svg:desc>
                </draw:g>
              </table:table-cell>
              <table:table-cell office:value-type="float" office:value="1231900">
                <text:p>1231900</text:p>
                <draw:g>
                  <svg:desc>'1.000'.D2:'1.000'.D7</svg:desc>
                </draw:g>
              </table:table-cell>
            </table:table-row>
            <table:table-row>
              <table:table-cell office:value-type="string">
                <text:p>Serial Iteration</text:p>
              </table:table-cell>
              <table:table-cell office:value-type="float" office:value="626667">
                <text:p>626667</text:p>
              </table:table-cell>
              <table:table-cell office:value-type="float" office:value="1241037">
                <text:p>1241037</text:p>
              </table:table-cell>
              <table:table-cell office:value-type="float" office:value="1013177">
                <text:p>1013177</text:p>
              </table:table-cell>
            </table:table-row>
            <table:table-row>
              <table:table-cell office:value-type="string">
                <text:p>Random Access</text:p>
              </table:table-cell>
              <table:table-cell office:value-type="float" office:value="205566">
                <text:p>205566</text:p>
              </table:table-cell>
              <table:table-cell office:value-type="float" office:value="86302">
                <text:p>86302</text:p>
              </table:table-cell>
              <table:table-cell office:value-type="float" office:value="160856">
                <text:p>160856</text:p>
              </table:table-cell>
            </table:table-row>
            <table:table-row>
              <table:table-cell office:value-type="string">
                <text:p>Add at Index</text:p>
              </table:table-cell>
              <table:table-cell office:value-type="float" office:value="1048058">
                <text:p>1048058</text:p>
              </table:table-cell>
              <table:table-cell office:value-type="float" office:value="1112801">
                <text:p>1112801</text:p>
              </table:table-cell>
              <table:table-cell office:value-type="float" office:value="1509189">
                <text:p>1509189</text:p>
              </table:table-cell>
            </table:table-row>
            <table:table-row>
              <table:table-cell office:value-type="string">
                <text:p>Remove at Index</text:p>
              </table:table-cell>
              <table:table-cell office:value-type="float" office:value="384131">
                <text:p>384131</text:p>
              </table:table-cell>
              <table:table-cell office:value-type="float" office:value="453798">
                <text:p>453798</text:p>
              </table:table-cell>
              <table:table-cell office:value-type="float" office:value="1292263">
                <text:p>12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3.703cm" style:legend-expansion="high" chart:style-name="ch2"/>
        <chart:plot-area chart:style-name="ch3" table:cell-range-address="'1.000.000'.A1:'1.000.000'.D7" chart:data-source-has-labels="both" svg:x="0.32cm" svg:y="0.18cm" svg:width="13.229cm" svg:height="8.64cm">
          <chartooo:coordinate-region svg:x="2.979cm" svg:y="0.38cm" svg:width="10.57cm" svg:height="7.395cm"/>
          <chart:axis chart:dimension="x" chart:name="primary-x" chart:style-name="ch4" chartooo:axis-type="auto">
            <chartooo:date-scale/>
            <chart:categories table:cell-range-address="'1.000.000'.A2:'1.000.000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000.000'.B2:'1.000.000'.B7" chart:label-cell-address="'1.000.000'.B1:'1.000.000'.B1" chart:class="chart:bar">
            <chart:data-point chart:repeated="6"/>
          </chart:series>
          <chart:series chart:style-name="ch8" chart:values-cell-range-address="'1.000.000'.C2:'1.000.000'.C7" chart:label-cell-address="'1.000.000'.C1:'1.000.000'.C1" chart:class="chart:bar">
            <chart:data-point chart:repeated="6"/>
          </chart:series>
          <chart:series chart:style-name="ch9" chart:values-cell-range-address="'1.000.000'.D2:'1.000.000'.D7" chart:label-cell-address="'1.000.000'.D1:'1.000.000'.D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'1.000.000'.B1:'1.000.000'.B1</svg:desc>
                </draw:g>
              </table:table-cell>
              <table:table-cell office:value-type="string">
                <text:p>GapList</text:p>
                <draw:g>
                  <svg:desc>'1.000.000'.C1:'1.000.000'.C1</svg:desc>
                </draw:g>
              </table:table-cell>
              <table:table-cell office:value-type="string">
                <text:p>BigList</text:p>
                <draw:g>
                  <svg:desc>'1.000.000'.D1:'1.000.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 at End</text:p>
                <draw:g>
                  <svg:desc>'1.000.000'.A2:'1.000.000'.A7</svg:desc>
                </draw:g>
              </table:table-cell>
              <table:table-cell office:value-type="float" office:value="18876441">
                <text:p>18876441</text:p>
                <draw:g>
                  <svg:desc>'1.000.000'.B2:'1.000.000'.B7</svg:desc>
                </draw:g>
              </table:table-cell>
              <table:table-cell office:value-type="float" office:value="23270744">
                <text:p>23270744</text:p>
                <draw:g>
                  <svg:desc>'1.000.000'.C2:'1.000.000'.C7</svg:desc>
                </draw:g>
              </table:table-cell>
              <table:table-cell office:value-type="float" office:value="36153523">
                <text:p>36153523</text:p>
                <draw:g>
                  <svg:desc>'1.000.000'.D2:'1.000.000'.D7</svg:desc>
                </draw:g>
              </table:table-cell>
            </table:table-row>
            <table:table-row>
              <table:table-cell office:value-type="string">
                <text:p>Serial Iteration</text:p>
              </table:table-cell>
              <table:table-cell office:value-type="float" office:value="15890717">
                <text:p>15890717</text:p>
              </table:table-cell>
              <table:table-cell office:value-type="float" office:value="24275072">
                <text:p>24275072</text:p>
              </table:table-cell>
              <table:table-cell office:value-type="float" office:value="95064103">
                <text:p>95064103</text:p>
              </table:table-cell>
            </table:table-row>
            <table:table-row>
              <table:table-cell office:value-type="string">
                <text:p>Random Access</text:p>
              </table:table-cell>
              <table:table-cell office:value-type="float" office:value="52163553">
                <text:p>52163553</text:p>
              </table:table-cell>
              <table:table-cell office:value-type="float" office:value="52237123">
                <text:p>52237123</text:p>
              </table:table-cell>
              <table:table-cell office:value-type="float" office:value="380374710">
                <text:p>380374710</text:p>
              </table:table-cell>
            </table:table-row>
            <table:table-row>
              <table:table-cell office:value-type="string">
                <text:p>Add at Index</text:p>
              </table:table-cell>
              <table:table-cell office:value-type="float" office:value="294232070330">
                <text:p>294232070330</text:p>
              </table:table-cell>
              <table:table-cell office:value-type="float" office:value="67832385">
                <text:p>67832385</text:p>
              </table:table-cell>
              <table:table-cell office:value-type="float" office:value="189338725">
                <text:p>189338725</text:p>
              </table:table-cell>
            </table:table-row>
            <table:table-row>
              <table:table-cell office:value-type="string">
                <text:p>Remove at Index</text:p>
              </table:table-cell>
              <table:table-cell office:value-type="float" office:value="137781127999">
                <text:p>137781127999</text:p>
              </table:table-cell>
              <table:table-cell office:value-type="float" office:value="41580838">
                <text:p>41580838</text:p>
              </table:table-cell>
              <table:table-cell office:value-type="float" office:value="79245172">
                <text:p>79245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3.703cm" style:legend-expansion="high" chart:style-name="ch2"/>
        <chart:plot-area chart:style-name="ch3" table:cell-range-address="'100.000'.A1:'100.000'.D7" chart:data-source-has-labels="both" svg:x="0.32cm" svg:y="0.18cm" svg:width="13.229cm" svg:height="8.64cm">
          <chartooo:coordinate-region svg:x="2.423cm" svg:y="0.379cm" svg:width="11.126cm" svg:height="7.396cm"/>
          <chart:axis chart:dimension="x" chart:name="primary-x" chart:style-name="ch4" chartooo:axis-type="auto">
            <chartooo:date-scale/>
            <chart:categories table:cell-range-address="'100.000'.A2:'100.000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00.000'.B2:'100.000'.B7" chart:label-cell-address="'100.000'.B1:'100.000'.B1" chart:class="chart:bar">
            <chart:data-point chart:repeated="6"/>
          </chart:series>
          <chart:series chart:style-name="ch8" chart:values-cell-range-address="'100.000'.C2:'100.000'.C7" chart:label-cell-address="'100.000'.C1:'100.000'.C1" chart:class="chart:bar">
            <chart:data-point chart:repeated="6"/>
          </chart:series>
          <chart:series chart:style-name="ch9" chart:values-cell-range-address="'100.000'.D2:'100.000'.D7" chart:label-cell-address="'100.000'.D1:'100.000'.D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'100.000'.B1:'100.000'.B1</svg:desc>
                </draw:g>
              </table:table-cell>
              <table:table-cell office:value-type="string">
                <text:p>GapList</text:p>
                <draw:g>
                  <svg:desc>'100.000'.C1:'100.000'.C1</svg:desc>
                </draw:g>
              </table:table-cell>
              <table:table-cell office:value-type="string">
                <text:p>BigList</text:p>
                <draw:g>
                  <svg:desc>'100.000'.D1:'100.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 at End</text:p>
                <draw:g>
                  <svg:desc>'100.000'.A2:'100.000'.A7</svg:desc>
                </draw:g>
              </table:table-cell>
              <table:table-cell office:value-type="float" office:value="7334972">
                <text:p>7334972</text:p>
                <draw:g>
                  <svg:desc>'100.000'.B2:'100.000'.B7</svg:desc>
                </draw:g>
              </table:table-cell>
              <table:table-cell office:value-type="float" office:value="15625489">
                <text:p>15625489</text:p>
                <draw:g>
                  <svg:desc>'100.000'.C2:'100.000'.C7</svg:desc>
                </draw:g>
              </table:table-cell>
              <table:table-cell office:value-type="float" office:value="19507328">
                <text:p>19507328</text:p>
                <draw:g>
                  <svg:desc>'100.000'.D2:'100.000'.D7</svg:desc>
                </draw:g>
              </table:table-cell>
            </table:table-row>
            <table:table-row>
              <table:table-cell office:value-type="string">
                <text:p>Serial Iteration</text:p>
              </table:table-cell>
              <table:table-cell office:value-type="float" office:value="9312131">
                <text:p>9312131</text:p>
              </table:table-cell>
              <table:table-cell office:value-type="float" office:value="6777481">
                <text:p>6777481</text:p>
              </table:table-cell>
              <table:table-cell office:value-type="float" office:value="8465559">
                <text:p>8465559</text:p>
              </table:table-cell>
            </table:table-row>
            <table:table-row>
              <table:table-cell office:value-type="string">
                <text:p>Random Access</text:p>
              </table:table-cell>
              <table:table-cell office:value-type="float" office:value="11980809">
                <text:p>11980809</text:p>
              </table:table-cell>
              <table:table-cell office:value-type="float" office:value="4840897">
                <text:p>4840897</text:p>
              </table:table-cell>
              <table:table-cell office:value-type="float" office:value="29594815">
                <text:p>29594815</text:p>
              </table:table-cell>
            </table:table-row>
            <table:table-row>
              <table:table-cell office:value-type="string">
                <text:p>Add at Index</text:p>
              </table:table-cell>
              <table:table-cell office:value-type="float" office:value="2893997810">
                <text:p>2893997810</text:p>
              </table:table-cell>
              <table:table-cell office:value-type="float" office:value="16619641">
                <text:p>16619641</text:p>
              </table:table-cell>
              <table:table-cell office:value-type="float" office:value="47565816">
                <text:p>47565816</text:p>
              </table:table-cell>
            </table:table-row>
            <table:table-row>
              <table:table-cell office:value-type="string">
                <text:p>Remove at Index</text:p>
              </table:table-cell>
              <table:table-cell office:value-type="float" office:value="1210779408">
                <text:p>1210779408</text:p>
              </table:table-cell>
              <table:table-cell office:value-type="float" office:value="12191625">
                <text:p>12191625</text:p>
              </table:table-cell>
              <table:table-cell office:value-type="float" office:value="18963644">
                <text:p>18963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3.703cm" style:legend-expansion="high" chart:style-name="ch2"/>
        <chart:plot-area chart:style-name="ch3" table:cell-range-address="'1.000'.A1:'1.000'.D7" chart:data-source-has-labels="both" svg:x="0.32cm" svg:y="0.18cm" svg:width="13.229cm" svg:height="8.64cm">
          <chartooo:coordinate-region svg:x="1.867cm" svg:y="0.38cm" svg:width="11.682cm" svg:height="7.395cm"/>
          <chart:axis chart:dimension="x" chart:name="primary-x" chart:style-name="ch4" chartooo:axis-type="auto">
            <chartooo:date-scale/>
            <chart:categories table:cell-range-address="'1.000'.A2:'1.000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000'.B2:'1.000'.B7" chart:label-cell-address="'1.000'.B1:'1.000'.B1" chart:class="chart:bar">
            <chart:data-point chart:repeated="6"/>
          </chart:series>
          <chart:series chart:style-name="ch8" chart:values-cell-range-address="'1.000'.C2:'1.000'.C7" chart:label-cell-address="'1.000'.C1:'1.000'.C1" chart:class="chart:bar">
            <chart:data-point chart:repeated="6"/>
          </chart:series>
          <chart:series chart:style-name="ch9" chart:values-cell-range-address="'1.000'.D2:'1.000'.D7" chart:label-cell-address="'1.000'.D1:'1.000'.D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'1.000'.B1:'1.000'.B1</svg:desc>
                </draw:g>
              </table:table-cell>
              <table:table-cell office:value-type="string">
                <text:p>GapList</text:p>
                <draw:g>
                  <svg:desc>'1.000'.C1:'1.000'.C1</svg:desc>
                </draw:g>
              </table:table-cell>
              <table:table-cell office:value-type="string">
                <text:p>BigList</text:p>
                <draw:g>
                  <svg:desc>'1.000'.D1:'1.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 at End</text:p>
                <draw:g>
                  <svg:desc>'1.000'.A2:'1.000'.A7</svg:desc>
                </draw:g>
              </table:table-cell>
              <table:table-cell office:value-type="float" office:value="368781">
                <text:p>368781</text:p>
                <draw:g>
                  <svg:desc>'1.000'.B2:'1.000'.B7</svg:desc>
                </draw:g>
              </table:table-cell>
              <table:table-cell office:value-type="float" office:value="836423">
                <text:p>836423</text:p>
                <draw:g>
                  <svg:desc>'1.000'.C2:'1.000'.C7</svg:desc>
                </draw:g>
              </table:table-cell>
              <table:table-cell office:value-type="float" office:value="1231900">
                <text:p>1231900</text:p>
                <draw:g>
                  <svg:desc>'1.000'.D2:'1.000'.D7</svg:desc>
                </draw:g>
              </table:table-cell>
            </table:table-row>
            <table:table-row>
              <table:table-cell office:value-type="string">
                <text:p>Serial Iteration</text:p>
              </table:table-cell>
              <table:table-cell office:value-type="float" office:value="626667">
                <text:p>626667</text:p>
              </table:table-cell>
              <table:table-cell office:value-type="float" office:value="1241037">
                <text:p>1241037</text:p>
              </table:table-cell>
              <table:table-cell office:value-type="float" office:value="1013177">
                <text:p>1013177</text:p>
              </table:table-cell>
            </table:table-row>
            <table:table-row>
              <table:table-cell office:value-type="string">
                <text:p>Random Access</text:p>
              </table:table-cell>
              <table:table-cell office:value-type="float" office:value="205566">
                <text:p>205566</text:p>
              </table:table-cell>
              <table:table-cell office:value-type="float" office:value="86302">
                <text:p>86302</text:p>
              </table:table-cell>
              <table:table-cell office:value-type="float" office:value="160856">
                <text:p>160856</text:p>
              </table:table-cell>
            </table:table-row>
            <table:table-row>
              <table:table-cell office:value-type="string">
                <text:p>Add at Index</text:p>
              </table:table-cell>
              <table:table-cell office:value-type="float" office:value="1048058">
                <text:p>1048058</text:p>
              </table:table-cell>
              <table:table-cell office:value-type="float" office:value="1112801">
                <text:p>1112801</text:p>
              </table:table-cell>
              <table:table-cell office:value-type="float" office:value="1509189">
                <text:p>1509189</text:p>
              </table:table-cell>
            </table:table-row>
            <table:table-row>
              <table:table-cell office:value-type="string">
                <text:p>Remove at Index</text:p>
              </table:table-cell>
              <table:table-cell office:value-type="float" office:value="384131">
                <text:p>384131</text:p>
              </table:table-cell>
              <table:table-cell office:value-type="float" office:value="453798">
                <text:p>453798</text:p>
              </table:table-cell>
              <table:table-cell office:value-type="float" office:value="1292263">
                <text:p>12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3.703cm" style:legend-expansion="high" chart:style-name="ch2"/>
        <chart:plot-area chart:style-name="ch3" table:cell-range-address="'1.000.000'.A1:'1.000.000'.D7" chart:data-source-has-labels="both" svg:x="0.32cm" svg:y="0.18cm" svg:width="13.229cm" svg:height="8.64cm">
          <chartooo:coordinate-region svg:x="2.794cm" svg:y="0.379cm" svg:width="10.755cm" svg:height="7.396cm"/>
          <chart:axis chart:dimension="x" chart:name="primary-x" chart:style-name="ch4" chartooo:axis-type="auto">
            <chartooo:date-scale/>
            <chart:categories table:cell-range-address="'1.000.000'.A2:'1.000.000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000.000'.B2:'1.000.000'.B7" chart:label-cell-address="'1.000.000'.B1:'1.000.000'.B1" chart:class="chart:bar">
            <chart:data-point chart:repeated="6"/>
          </chart:series>
          <chart:series chart:style-name="ch8" chart:values-cell-range-address="'1.000.000'.C2:'1.000.000'.C7" chart:label-cell-address="'1.000.000'.C1:'1.000.000'.C1" chart:class="chart:bar">
            <chart:data-point chart:repeated="6"/>
          </chart:series>
          <chart:series chart:style-name="ch9" chart:values-cell-range-address="'1.000.000'.D2:'1.000.000'.D7" chart:label-cell-address="'1.000.000'.D1:'1.000.000'.D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'1.000.000'.B1:'1.000.000'.B1</svg:desc>
                </draw:g>
              </table:table-cell>
              <table:table-cell office:value-type="string">
                <text:p>GapList</text:p>
                <draw:g>
                  <svg:desc>'1.000.000'.C1:'1.000.000'.C1</svg:desc>
                </draw:g>
              </table:table-cell>
              <table:table-cell office:value-type="string">
                <text:p>BigList</text:p>
                <draw:g>
                  <svg:desc>'1.000.000'.D1:'1.000.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 at End</text:p>
                <draw:g>
                  <svg:desc>'1.000.000'.A2:'1.000.000'.A7</svg:desc>
                </draw:g>
              </table:table-cell>
              <table:table-cell office:value-type="float" office:value="18876441">
                <text:p>18876441</text:p>
                <draw:g>
                  <svg:desc>'1.000.000'.B2:'1.000.000'.B7</svg:desc>
                </draw:g>
              </table:table-cell>
              <table:table-cell office:value-type="float" office:value="23270744">
                <text:p>23270744</text:p>
                <draw:g>
                  <svg:desc>'1.000.000'.C2:'1.000.000'.C7</svg:desc>
                </draw:g>
              </table:table-cell>
              <table:table-cell office:value-type="float" office:value="36153523">
                <text:p>36153523</text:p>
                <draw:g>
                  <svg:desc>'1.000.000'.D2:'1.000.000'.D7</svg:desc>
                </draw:g>
              </table:table-cell>
            </table:table-row>
            <table:table-row>
              <table:table-cell office:value-type="string">
                <text:p>Serial Iteration</text:p>
              </table:table-cell>
              <table:table-cell office:value-type="float" office:value="15890717">
                <text:p>15890717</text:p>
              </table:table-cell>
              <table:table-cell office:value-type="float" office:value="24275072">
                <text:p>24275072</text:p>
              </table:table-cell>
              <table:table-cell office:value-type="float" office:value="95064103">
                <text:p>95064103</text:p>
              </table:table-cell>
            </table:table-row>
            <table:table-row>
              <table:table-cell office:value-type="string">
                <text:p>Random Access</text:p>
              </table:table-cell>
              <table:table-cell office:value-type="float" office:value="52163553">
                <text:p>52163553</text:p>
              </table:table-cell>
              <table:table-cell office:value-type="float" office:value="52237123">
                <text:p>52237123</text:p>
              </table:table-cell>
              <table:table-cell office:value-type="float" office:value="380374710">
                <text:p>380374710</text:p>
              </table:table-cell>
            </table:table-row>
            <table:table-row>
              <table:table-cell office:value-type="string">
                <text:p>Add at Index</text:p>
              </table:table-cell>
              <table:table-cell office:value-type="float" office:value="294232070330">
                <text:p>294232070330</text:p>
              </table:table-cell>
              <table:table-cell office:value-type="float" office:value="67832385">
                <text:p>67832385</text:p>
              </table:table-cell>
              <table:table-cell office:value-type="float" office:value="189338725">
                <text:p>189338725</text:p>
              </table:table-cell>
            </table:table-row>
            <table:table-row>
              <table:table-cell office:value-type="string">
                <text:p>Remove at Index</text:p>
              </table:table-cell>
              <table:table-cell office:value-type="float" office:value="137781127999">
                <text:p>137781127999</text:p>
              </table:table-cell>
              <table:table-cell office:value-type="float" office:value="41580838">
                <text:p>41580838</text:p>
              </table:table-cell>
              <table:table-cell office:value-type="float" office:value="79245172">
                <text:p>79245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